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64cm"/>
    </style:style>
    <style:style style:name="co6" style:family="table-column">
      <style:table-column-properties fo:break-before="auto" style:column-width="3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RICEPOINT</text:p>
          </table:table-cell>
          <table:table-cell table:style-name="ce2" office:value-type="string" calcext:value-type="string">
            <text:p>PRICEPOINT RATE</text:p>
          </table:table-cell>
          <table:table-cell table:style-name="ce1" office:value-type="string" calcext:value-type="string">
            <text:p>MINPOINT</text:p>
          </table:table-cell>
          <table:table-cell table:style-name="ce2" office:value-type="string" calcext:value-type="string">
            <text:p>MINPOINT RATE</text:p>
          </table:table-cell>
          <table:table-cell table:style-name="ce1" office:value-type="string" calcext:value-type="string">
            <text:p>NEWPOINT</text:p>
          </table:table-cell>
          <table:table-cell table:style-name="ce2" office:value-type="string" calcext:value-type="string">
            <text:p>NEWPOINT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539" calcext:value-type="float">
            <text:p>253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500" calcext:value-type="float">
            <text:p>250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038" calcext:value-type="float">
            <text:p>203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30" calcext:value-type="float">
            <text:p>22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84" calcext:value-type="float">
            <text:p>58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4691" calcext:value-type="float">
            <text:p>469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6400" calcext:value-type="float">
            <text:p>1640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4557" calcext:value-type="float">
            <text:p>45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0226" calcext:value-type="float">
            <text:p>2022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331" calcext:value-type="float">
            <text:p>103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16037" calcext:value-type="float">
            <text:p>16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821" calcext:value-type="float">
            <text:p>108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3656" calcext:value-type="float">
            <text:p>1365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620" calcext:value-type="float">
            <text:p>116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3448" calcext:value-type="float">
            <text:p>134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2520" calcext:value-type="float">
            <text:p>125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762" calcext:value-type="float">
            <text:p>176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3877" calcext:value-type="float">
            <text:p>387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OLDSTEIN</text:p>
          </table:table-cell>
          <table:table-cell office:value-type="float" office:value="2143" calcext:value-type="float">
            <text:p>21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576" calcext:value-type="float">
            <text:p>257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9066" calcext:value-type="float">
            <text:p>906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7466" calcext:value-type="float">
            <text:p>774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22267" calcext:value-type="float">
            <text:p>2226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2267" calcext:value-type="float">
            <text:p>22267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687" calcext:value-type="float">
            <text:p>268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3773" calcext:value-type="float">
            <text:p>1377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5274" calcext:value-type="float">
            <text:p>5274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58" calcext:value-type="float">
            <text:p>215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37620" calcext:value-type="float">
            <text:p>37620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float" office:value="37620" calcext:value-type="float">
            <text:p>37620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9350" calcext:value-type="float">
            <text:p>93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8417" calcext:value-type="float">
            <text:p>841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478" calcext:value-type="float">
            <text:p>247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9189" calcext:value-type="float">
            <text:p>91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365" calcext:value-type="float">
            <text:p>2365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458" calcext:value-type="float">
            <text:p>645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1793" calcext:value-type="float">
            <text:p>2179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685" calcext:value-type="float">
            <text:p>86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1056" calcext:value-type="float">
            <text:p>2105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442" calcext:value-type="float">
            <text:p>104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8988" calcext:value-type="float">
            <text:p>189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863" calcext:value-type="float">
            <text:p>108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641" calcext:value-type="float">
            <text:p>1064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738" calcext:value-type="float">
            <text:p>27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1855" calcext:value-type="float">
            <text:p>2185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4642" calcext:value-type="float">
            <text:p>4642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4089" calcext:value-type="float">
            <text:p>440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92845" calcext:value-type="float">
            <text:p>9284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369" calcext:value-type="float">
            <text:p>336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832" calcext:value-type="float">
            <text:p>383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/>
          <table:table-cell table:formula="of:=SUM([.B2:.B37])" office:value-type="float" office:value="468501" calcext:value-type="float">
            <text:p>468501</text:p>
          </table:table-cell>
          <table:table-cell table:formula="of:=AVERAGE([.C2:.C37])" office:value-type="percentage" office:value="0.973147222222222" calcext:value-type="percentage">
            <text:p>97,31%</text:p>
          </table:table-cell>
          <table:table-cell table:formula="of:=SUM([.D2:.D37])" office:value-type="float" office:value="0" calcext:value-type="float">
            <text:p>0</text:p>
          </table:table-cell>
          <table:table-cell table:formula="of:=AVERAGE([.E2:.E37])" office:value-type="string" office:string-value="" calcext:value-type="error">
            <text:p>#DIV/0!</text:p>
          </table:table-cell>
          <table:table-cell table:formula="of:=SUM([.F2:.F37])" office:value-type="float" office:value="269862" calcext:value-type="float">
            <text:p>269862</text:p>
          </table:table-cell>
          <table:table-cell table:formula="of:=AVERAGE([.G2:.G37])" office:value-type="percentage" office:value="0.96321724137931" calcext:value-type="percentage">
            <text:p>96,32%</text:p>
          </table:table-cell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1:37:09.637958535</meta:creation-date>
    <dc:date>2021-07-29T12:13:36.859780627</dc:date>
    <meta:editing-duration>PT36M22S</meta:editing-duration>
    <meta:editing-cycles>12</meta:editing-cycles>
    <meta:generator>LibreOffice/7.0.4.2$Linux_X86_64 LibreOffice_project/00$Build-2</meta:generator>
    <meta:document-statistic meta:table-count="1" meta:cell-count="186" meta:object-count="0"/>
  </office:meta>
</office:document-meta>
</file>